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E000004BCA189287A9BC88E73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tlas Regular" svg:font-family="'Atlas Regular'" style:font-pitch="variable"/>
    <style:font-face style:name="Berkshire Swash" svg:font-family="'Berkshire Swash'" style:font-pitch="variable"/>
    <style:font-face style:name="Boingo" svg:font-family="Boingo" style:font-pitch="variable"/>
    <style:font-face style:name="Candy Kisses" svg:font-family="'Candy Kisses'" style:font-pitch="variable"/>
    <style:font-face style:name="Captain Shiner" svg:font-family="'Captain Shiner'" style:font-family-generic="swiss" style:font-pitch="variable"/>
    <style:font-face style:name="Comic Sans MS" svg:font-family="'Comic Sans MS'" style:font-family-generic="script" style:font-pitch="variable"/>
    <style:font-face style:name="CosmicTwo" svg:font-family="CosmicTwo" style:font-family-generic="decorative" style:font-pitch="variable"/>
    <style:font-face style:name="Crystal Radio Kit" svg:font-family="'Crystal Radio Kit'" style:font-family-generic="decorative" style:font-pitch="variable"/>
    <style:font-face style:name="Dreamland Stars" svg:font-family="'Dreamland Stars'" style:font-pitch="variable"/>
    <style:font-face style:name="Fontovision" svg:font-family="Fontovision" style:font-pitch="variable"/>
    <style:font-face style:name="Kingthings Flashbang" svg:font-family="'Kingthings Flashbang'" style:font-pitch="variable"/>
    <style:font-face style:name="Kingthings Whizzbang" svg:font-family="'Kingthings Whizzbang'" style:font-pitch="variable"/>
    <style:font-face style:name="Kingthings Willow" svg:font-family="'Kingthings Willow'" style:font-pitch="variable"/>
    <style:font-face style:name="LCD" svg:font-family="LC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dScience" svg:font-family="MadScience" style:font-pitch="variable"/>
    <style:font-face style:name="Magician" svg:font-family="Magician" style:font-pitch="variable"/>
    <style:font-face style:name="Marquee" svg:font-family="Marquee" style:font-pitch="variable"/>
    <style:font-face style:name="Micr" svg:font-family="Mic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on Lights" svg:font-family="'Neon Lights'" style:font-pitch="variable"/>
    <style:font-face style:name="OhMyGodStars" svg:font-family="OhMyGodStars" style:font-family-generic="swiss" style:font-pitch="variable"/>
    <style:font-face style:name="Pinewood" svg:font-family="Pinewood" style:font-pitch="variable"/>
    <style:font-face style:name="Saloon" svg:font-family="Saloon" style:font-family-generic="roman" style:font-pitch="variable"/>
    <style:font-face style:name="Starburst" svg:font-family="Starburst" style:font-pitch="variable"/>
    <style:font-face style:name="Times New Roman" svg:font-family="'Times New Roman'" style:font-family-generic="roman" style:font-pitch="variable"/>
    <style:font-face style:name="TreeLike" svg:font-family="TreeLike" style:font-pitch="variable"/>
    <style:font-face style:name="Weathered BRK" svg:font-family="'Weathered BRK'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0102in"/>
          <style:tab-stop style:position="3.9791in"/>
        </style:tab-stops>
      </style:paragraph-properties>
      <style:text-properties style:font-name="Comic Sans MS" fo:font-size="18pt" fo:font-style="italic" fo:font-weight="normal" officeooo:rsid="0008dc47" officeooo:paragraph-rsid="0008dc47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.0102in"/>
          <style:tab-stop style:position="3.9791in"/>
        </style:tab-stops>
      </style:paragraph-properties>
      <style:text-properties style:font-name="Comic Sans MS" fo:font-size="12pt" fo:font-weight="normal" officeooo:rsid="0008dc47" officeooo:paragraph-rsid="0008dc4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.0102in"/>
          <style:tab-stop style:position="3.9791in"/>
        </style:tab-stops>
      </style:paragraph-properties>
      <style:text-properties style:font-name="Saloon" fo:font-size="36pt" fo:font-style="normal" fo:font-weight="normal" officeooo:rsid="0008dc47" officeooo:paragraph-rsid="0008dc47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1.0102in"/>
          <style:tab-stop style:position="3.9791in"/>
        </style:tab-stops>
      </style:paragraph-properties>
      <style:text-properties style:font-name="Saloon" fo:font-size="24pt" fo:font-style="normal" fo:font-weight="normal" officeooo:rsid="0008dc47" officeooo:paragraph-rsid="0008dc47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.0102in"/>
          <style:tab-stop style:position="3.9791in"/>
        </style:tab-stops>
      </style:paragraph-properties>
      <style:text-properties style:font-name="Starburst" fo:font-size="48pt" fo:font-weight="normal" officeooo:rsid="0008dc47" officeooo:paragraph-rsid="0008dc47" style:font-size-asian="48pt" style:font-weight-asian="normal" style:font-size-complex="48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x="-0.0673in" svg:y="-0.0154in" svg:width="1.7035in" svg:height="2.0646in" draw:z-index="0"><draw:image xlink:href="Pictures/100000000000050E000004BCA189287A9BC88E73.gif" xlink:type="simple" xlink:show="embed" xlink:actuate="onLoad" draw:mime-type="image/gif"/></draw:frame><text:span text:style-name="T5"><text:tab/>COSMIC</text:span></text:p>
      <text:p text:style-name="P5"><text:span text:style-name="T5"><text:tab/>WINDOWS</text:span></text:p>
      <text:p text:style-name="P2"/>
      <text:p text:style-name="P3"><text:s/><text:span text:style-name="T2">Qty 5</text:span></text:p>
      <text:p text:style-name="P4"><text:span text:style-name="T2">Various fluorescent and</text:span></text:p>
      <text:p text:style-name="P4"><text:span text:style-name="T2">non-fluorescent color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tlas Regular" svg:font-family="'Atlas Regular'" style:font-pitch="variable"/>
    <style:font-face style:name="Berkshire Swash" svg:font-family="'Berkshire Swash'" style:font-pitch="variable"/>
    <style:font-face style:name="Boingo" svg:font-family="Boingo" style:font-pitch="variable"/>
    <style:font-face style:name="Candy Kisses" svg:font-family="'Candy Kisses'" style:font-pitch="variable"/>
    <style:font-face style:name="Captain Shiner" svg:font-family="'Captain Shiner'" style:font-family-generic="swiss" style:font-pitch="variable"/>
    <style:font-face style:name="Comic Sans MS" svg:font-family="'Comic Sans MS'" style:font-family-generic="script" style:font-pitch="variable"/>
    <style:font-face style:name="CosmicTwo" svg:font-family="CosmicTwo" style:font-family-generic="decorative" style:font-pitch="variable"/>
    <style:font-face style:name="Crystal Radio Kit" svg:font-family="'Crystal Radio Kit'" style:font-family-generic="decorative" style:font-pitch="variable"/>
    <style:font-face style:name="Dreamland Stars" svg:font-family="'Dreamland Stars'" style:font-pitch="variable"/>
    <style:font-face style:name="Fontovision" svg:font-family="Fontovision" style:font-pitch="variable"/>
    <style:font-face style:name="Kingthings Flashbang" svg:font-family="'Kingthings Flashbang'" style:font-pitch="variable"/>
    <style:font-face style:name="Kingthings Whizzbang" svg:font-family="'Kingthings Whizzbang'" style:font-pitch="variable"/>
    <style:font-face style:name="Kingthings Willow" svg:font-family="'Kingthings Willow'" style:font-pitch="variable"/>
    <style:font-face style:name="LCD" svg:font-family="LC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dScience" svg:font-family="MadScience" style:font-pitch="variable"/>
    <style:font-face style:name="Magician" svg:font-family="Magician" style:font-pitch="variable"/>
    <style:font-face style:name="Marquee" svg:font-family="Marquee" style:font-pitch="variable"/>
    <style:font-face style:name="Micr" svg:font-family="Mic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on Lights" svg:font-family="'Neon Lights'" style:font-pitch="variable"/>
    <style:font-face style:name="OhMyGodStars" svg:font-family="OhMyGodStars" style:font-family-generic="swiss" style:font-pitch="variable"/>
    <style:font-face style:name="Pinewood" svg:font-family="Pinewood" style:font-pitch="variable"/>
    <style:font-face style:name="Saloon" svg:font-family="Saloon" style:font-family-generic="roman" style:font-pitch="variable"/>
    <style:font-face style:name="Starburst" svg:font-family="Starburst" style:font-pitch="variable"/>
    <style:font-face style:name="Times New Roman" svg:font-family="'Times New Roman'" style:font-family-generic="roman" style:font-pitch="variable"/>
    <style:font-face style:name="TreeLike" svg:font-family="TreeLike" style:font-pitch="variable"/>
    <style:font-face style:name="Weathered BRK" svg:font-family="'Weathered BRK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12:20:46.352000000</meta:creation-date>
    <meta:editing-duration>PT10H12M30S</meta:editing-duration>
    <meta:editing-cycles>4</meta:editing-cycles>
    <meta:generator>LibreOffice/7.4.1.2$Windows_X86_64 LibreOffice_project/3c58a8f3a960df8bc8fd77b461821e42c061c5f0</meta:generator>
    <meta:initial-creator>Doctor Wizard</meta:initial-creator>
    <dc:date>2023-02-19T17:31:49.341000000</dc:date>
    <dc:creator>Doctor Wizard</dc:creator>
    <meta:printed-by>Doctor Wizard</meta:printed-by>
    <meta:print-date>2023-02-19T15:55:56.122000000</meta:print-date>
    <meta:document-statistic meta:table-count="0" meta:image-count="1" meta:object-count="0" meta:page-count="1" meta:paragraph-count="5" meta:word-count="9" meta:character-count="66" meta:non-whitespace-character-count="59"/>
  </office:meta>
</office:document-meta>
</file>